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978cm" svg:height="19.655cm" svg:x="13.932cm" svg:y="4.489cm">
            <draw:object draw:notify-on-update-of-ranges="Sheet1.A1:Sheet1.A1 Sheet1.A2:Sheet1.A201 Sheet1.B1:Sheet1.B1 Sheet1.B2:Sheet1.B201 Sheet1.A1:Sheet1.A1 Sheet1.A2:Sheet1.A201 Sheet1.C1:Sheet1.C1 Sheet1.C2:Sheet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3" calcext:value-type="float">
            <text:p>0.6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8" calcext:value-type="float">
            <text:p>0.6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9" calcext:value-type="float">
            <text:p>0.6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4" calcext:value-type="float">
            <text:p>0.5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5" calcext:value-type="float">
            <text:p>0.6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66" calcext:value-type="float">
            <text:p>0.6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6" calcext:value-type="float">
            <text:p>0.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59" calcext:value-type="float">
            <text:p>0.5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58" calcext:value-type="float">
            <text:p>0.5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57" calcext:value-type="float">
            <text:p>0.5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2" calcext:value-type="float">
            <text:p>0.5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51" calcext:value-type="float">
            <text:p>0.5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53" calcext:value-type="float">
            <text:p>0.5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55" calcext:value-type="float">
            <text:p>0.5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54" calcext:value-type="float">
            <text:p>0.5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51" calcext:value-type="float">
            <text:p>0.5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8:53:11.830000000</meta:creation-date>
    <dc:date>2023-12-12T18:56:22.495000000</dc:date>
    <meta:editing-duration>PT3M10S</meta:editing-duration>
    <meta:editing-cycles>2</meta:editing-cycles>
    <meta:generator>LibreOffice/7.6.2.1$Windows_X86_64 LibreOffice_project/56f7684011345957bbf33a7ee678afaf4d2ba333</meta:generator>
    <meta:document-statistic meta:table-count="1" meta:cell-count="6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979cm" svg:height="19.656cm" xlink:href=".." xlink:type="simple" chart:class="chart:scatter" chart:style-name="ch1">
        <chart:legend chart:legend-position="end" svg:x="35.079cm" svg:y="9.28cm" style:legend-expansion="high" chart:style-name="ch2"/>
        <chart:plot-area chart:style-name="ch3" table:cell-range-address="Sheet1.A1:Sheet1.C201" chart:data-source-has-labels="row" svg:x="0.739cm" svg:y="0.393cm" svg:width="33.601cm" svg:height="18.87cm">
          <chart:coordinate-region svg:x="1.466cm" svg:y="0.592cm" svg:width="32.409cm" svg:height="18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1:Sheet1.B1</svg:desc>
                </draw:g>
              </table:table-cell>
              <table:table-cell office:value-type="string">
                <text:p>va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01</svg:desc>
                </draw:g>
              </table:table-cell>
              <table:table-cell office:value-type="float" office:value="0.46">
                <text:p>0.46</text:p>
                <draw:g>
                  <svg:desc>Sheet1.B2:Sheet1.B201</svg:desc>
                </draw:g>
              </table:table-cell>
              <table:table-cell office:value-type="float" office:value="0.86">
                <text:p>0.86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58">
                <text:p>0.5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63">
                <text:p>0.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8">
                <text:p>0.6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62">
                <text:p>0.6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72">
                <text:p>0.7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7">
                <text:p>0.5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61">
                <text:p>0.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65">
                <text:p>0.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69">
                <text:p>0.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66">
                <text:p>0.6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54">
                <text:p>0.5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49">
                <text:p>0.4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59">
                <text:p>0.5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65">
                <text:p>0.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66">
                <text:p>0.6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65">
                <text:p>0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61">
                <text:p>0.6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59">
                <text:p>0.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56">
                <text:p>0.5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53">
                <text:p>0.5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45">
                <text:p>0.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57">
                <text:p>0.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57">
                <text:p>0.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59">
                <text:p>0.5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6">
                <text:p>0.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6">
                <text:p>0.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59">
                <text:p>0.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58">
                <text:p>0.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57">
                <text:p>0.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55">
                <text:p>0.5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52">
                <text:p>0.5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51">
                <text:p>0.5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49">
                <text:p>0.4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48">
                <text:p>0.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0.44">
                <text:p>0.4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0.43">
                <text:p>0.4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0.44">
                <text:p>0.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0.46">
                <text:p>0.4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0.5">
                <text:p>0.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51">
                <text:p>0.5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53">
                <text:p>0.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53">
                <text:p>0.5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57">
                <text:p>0.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56">
                <text:p>0.5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55">
                <text:p>0.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55">
                <text:p>0.5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54">
                <text:p>0.5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53">
                <text:p>0.5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52">
                <text:p>0.5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52">
                <text:p>0.5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51">
                <text:p>0.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51">
                <text:p>0.5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49">
                <text:p>0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47">
                <text:p>0.4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45">
                <text:p>0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45">
                <text:p>0.4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44">
                <text:p>0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43">
                <text:p>0.4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43">
                <text:p>0.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42">
                <text:p>0.4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41">
                <text:p>0.4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0.41">
                <text:p>0.4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0.43">
                <text:p>0.4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